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09d" officeooo:paragraph-rsid="0015d09d"/>
    </style:style>
    <style:style style:name="P2" style:family="paragraph" style:parent-style-name="Standard">
      <style:paragraph-properties style:line-height-at-least="0.198in"/>
      <style:text-properties fo:color="#ce9178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text-properties officeooo:paragraph-rsid="0015d09d"/>
    </style:style>
    <style:style style:name="P5" style:family="paragraph" style:parent-style-name="Standard">
      <style:text-properties officeooo:paragraph-rsid="001b0980"/>
    </style:style>
    <style:style style:name="P6" style:family="paragraph" style:parent-style-name="Standard">
      <style:text-properties fo:font-weight="bold" officeooo:rsid="001b0980" officeooo:paragraph-rsid="001b0980" style:font-weight-asian="bold" style:font-weight-complex="bold"/>
    </style:style>
    <style:style style:name="T1" style:family="text">
      <style:text-properties officeooo:rsid="0015d0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4" style:family="text">
      <style:text-properties officeooo:rsid="001939dd"/>
    </style:style>
    <style:style style:name="T5" style:family="text">
      <style:text-properties officeooo:rsid="001b0980"/>
    </style:style>
    <style:style style:name="T6" style:family="text">
      <style:text-properties officeooo:rsid="001eaf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PU SERVER Setup </text:p>
      <text:p text:style-name="P1"/>
      <text:p text:style-name="P1"/>
      <text:p text:style-name="P1"/>
      <text:p text:style-name="P1"><text:line-break/><text:span text:style-name="T6">Below I have given GPU server Hard coded path you can change according to your path </text:span></text:p>
      <text:p text:style-name="P1">colcon build --symlink-install --cmake-args -DCMAKE_BUILD_TYPE=Debug</text:p>
      <text:p text:style-name="P1"/>
      <text:p text:style-name="P1"/>
      <text:p text:style-name="P1">cd install/autoware_subscriber/lib/autoware_subscriber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set AMENT_PREFIX_PATH</text:p>
      <text:p text:style-name="P1">unset CMAKE_PREFIX_PATH</text:p>
      <text:p text:style-name="P1">unset ROS_PACKAGE_PATH</text:p>
      <text:p text:style-name="P1">unset PYTHONPATH</text:p>
      <text:p text:style-name="P1"/>
      <text:p text:style-name="P1">source /opt/ros/humble/setup.bash</text:p>
      <text:p text:style-name="P1">export ROS_DOMAIN_ID=13</text:p>
      <text:p text:style-name="P1">unset ROS_LOCALHOST_ONLY</text:p>
      <text:p text:style-name="P1">export RMW_IMPLEMENTATION=rmw_cyclonedds_cpp</text:p>
      <text:p text:style-name="P1"/>
      <text:p text:style-name="P1">source /home/hyconsoft_rnd/actevia/eclipse_/eclipse/Workspace/CSMS_TTCN_Scripts-main/Autoware-tool-subscriber/install/setup.bash</text:p>
      <text:p text:style-name="P1">cd /home/hyconsoft_rnd/actevia/eclipse_/eclipse/Workspace/CSMS_TTCN_Scripts-main/Autoware-tool-subscriber/build/autoware_subscriber/</text:p>
      <text:p text:style-name="P1">./autoware_subscriber</text:p>
      <text:p text:style-name="P1"/>
      <text:p text:style-name="P1"/>
      <text:p text:style-name="P1"/>
      <text:p text:style-name="P1">RUN THE ROS BAG </text:p>
      <text:p text:style-name="P1"/>
      <text:p text:style-name="P1"/>
      <text:p text:style-name="P1">unset AMENT_PREFIX_PATH</text:p>
      <text:p text:style-name="P1">unset CMAKE_PREFIX_PATH</text:p>
      <text:p text:style-name="P1">unset ROS_PACKAGE_PATH</text:p>
      <text:p text:style-name="P1">unset PYTHONPATH</text:p>
      <text:p text:style-name="P1">source /opt/ros/humble/setup.bash</text:p>
      <text:p text:style-name="P1">export ROS_DOMAIN_ID=13</text:p>
      <text:p text:style-name="P1">unset ROS_LOCALHOST_ONLY</text:p>
      <text:p text:style-name="P1">export RMW_IMPLEMENTATION=rmw_cyclonedds_cpp</text:p>
      <text:p text:style-name="P1"><text:soft-page-break/>source /home/hyconsoft_rnd/actevia/eclipse_/eclipse/Workspace/CSMS_TTCN_Scripts-main/Autoware-tool-subscriber/install/setup.bash</text:p>
      <text:p text:style-name="P1">ros2 bag play /home/hyconsoft_rnd/actevia/eclipse_/eclipse/Workspace/CSMS_TTCN_Scripts-main/14_LLCE_CAN_Protocol/ -r 0.2 -s sqlite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9T14:25:20.812699035</meta:creation-date>
    <dc:date>2025-08-29T15:24:30.507810472</dc:date>
    <meta:editing-duration>PT8M2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79" meta:character-count="1197" meta:non-whitespace-character-count="1142"/>
  </office:meta>
</office:document-meta>
</file>